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e2dcb" officeooo:paragraph-rsid="000e2dcb" style:font-weight-asian="bold" style:font-weight-complex="bold"/>
    </style:style>
    <style:style style:name="P2" style:family="paragraph" style:parent-style-name="Standard">
      <style:text-properties style:font-name="Arial" fo:font-weight="normal" officeooo:rsid="000e2dcb" officeooo:paragraph-rsid="000e2dc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normal" officeooo:rsid="000e2dcb" officeooo:paragraph-rsid="000ef54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normal" officeooo:rsid="000e2dcb" officeooo:paragraph-rsid="001479b6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normal" officeooo:rsid="000e2dcb" officeooo:paragraph-rsid="001635b7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0e2dcb" officeooo:paragraph-rsid="000e2dcb" style:font-weight-asian="normal" style:font-weight-complex="normal"/>
    </style:style>
    <style:style style:name="T1" style:family="text">
      <style:text-properties officeooo:rsid="000ef54a"/>
    </style:style>
    <style:style style:name="T2" style:family="text">
      <style:text-properties officeooo:rsid="0010c74f"/>
    </style:style>
    <style:style style:name="T3" style:family="text">
      <style:text-properties officeooo:rsid="001289e9"/>
    </style:style>
    <style:style style:name="T4" style:family="text">
      <style:text-properties officeooo:rsid="001479b6"/>
    </style:style>
    <style:style style:name="T5" style:family="text">
      <style:text-properties fo:font-style="italic" officeooo:rsid="001479b6" style:font-style-asian="italic" style:font-style-complex="italic"/>
    </style:style>
    <style:style style:name="T6" style:family="text">
      <style:text-properties fo:font-style="normal" officeooo:rsid="001479b6" style:font-style-asian="normal" style:font-style-complex="normal"/>
    </style:style>
    <style:style style:name="T7" style:family="text">
      <style:text-properties fo:font-style="normal" officeooo:rsid="00188eb0" style:font-style-asian="normal" style:font-style-complex="normal"/>
    </style:style>
    <style:style style:name="T8" style:family="text">
      <style:text-properties officeooo:rsid="001635b7"/>
    </style:style>
    <style:style style:name="T9" style:family="text">
      <style:text-properties officeooo:rsid="00176922"/>
    </style:style>
    <style:style style:name="T10" style:family="text">
      <style:text-properties officeooo:rsid="001a2e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alisation personnelle :</text:p>
      <text:p text:style-name="P2"/>
      <text:p text:style-name="P2"/>
      <text:p text:style-name="P2"/>
      <text:p text:style-name="P1">Intégration de mon travail :</text:p>
      <text:p text:style-name="P2"/>
      <text:p text:style-name="P2"/>
      <text:p text:style-name="P2"/>
      <text:p text:style-name="P1">Bilan et perspectives :</text:p>
      <text:p text:style-name="P5"><text:tab/><text:span text:style-name="T1">Je suis assez content, car nous avons terminé le projet en conformité avec le cahier des charges </text:span><text:span text:style-name="T8">(voir le schéma pour comprendre l’interdépendance de nos modules)</text:span><text:span text:style-name="T1">. Néanmoins, je pense qu’il aurait été plus complet avec des touches </text:span><text:span text:style-name="T2">d’avantage</text:span><text:span text:style-name="T1"> personnelles, </text:span><text:span text:style-name="T2">avec</text:span><text:span text:style-name="T1"> l’ajout d’autres objets, comme des cheminées, des styles différents…</text:span><text:span text:style-name="T8"> Et également de mieux s’impliquer dans la réalisation du compte-rendu, et cela plus régulièrement.</text:span></text:p>
      <text:p text:style-name="P3"><text:span text:style-name="T1"><text:tab/>De plus je me rends compte qu’avec un projet d’ampleur, tel que celui-ci, il est profitable de travailler en groupe, qui plus est avec la technique de la modularité. Elle permet en effet de mieux répartir le travail à tous les membres du groupe, afin qu’il soit plus efficace, sans que chacun n’ai</text:span><text:span text:style-name="T2">t</text:span><text:span text:style-name="T1"> à tout connaître du projet. </text:span><text:span text:style-name="T2">C’est pourquoi, même si en tant que chef du projet je dois connaître un peu l’idée générale de celui-ci, je devrais davantage faire confiance à mes collaborateurs, au lieu de toujours vérifier leurs codes.</text:span></text:p>
      <text:p text:style-name="P3"><text:tab/><text:span text:style-name="T2">Ainsi j’ai appris qu’il est préférable de connaître les </text:span><text:span text:style-name="T3">variables</text:span><text:span text:style-name="T2"> que l’on va recevoir, a</text:span><text:span text:style-name="T10">in</text:span><text:span text:style-name="T2">si que </text:span><text:span text:style-name="T3">celles</text:span><text:span text:style-name="T2"> qui vont êtres renvoyé</text:span><text:span text:style-name="T3">e</text:span><text:span text:style-name="T2">s avant de commencer à construire une classe, afin que celle-ci s’intègre parfaitement au projet global.</text:span></text:p>
      <text:p text:style-name="P4"><text:tab/><text:span text:style-name="T4">Enfin, ce projet, m’a permis d’expérimenter des outils tels que </text:span><text:a xlink:type="simple" xlink:href="https://github.com/" text:style-name="Internet_20_link" text:visited-style-name="Visited_20_Internet_20_Link"><text:span text:style-name="T5">Github</text:span></text:a><text:span text:style-name="T4">, pour partager le travaille avec fluidité et rapidité entre les membres du groupe. C’est aussi un moyen pratique pour savoir où l’on en </text:span><text:span text:style-name="T9">est</text:span><text:span text:style-name="T4"> avec sa journalisation. </text:span><text:span text:style-name="T9">Et</text:span><text:span text:style-name="T4"> il m’a aussi permis d’utiliser un éditeur de code très pratique, </text:span><text:span text:style-name="T5">VSCodium</text:span><text:span text:style-name="T6"> (un fork de </text:span><text:span text:style-name="T5">VSCode</text:span><text:span text:style-name="T6">)</text:span><text:span text:style-name="T7">,</text:span><text:span text:style-name="T4"> qui permet entre autres de simplifier la synchronisation des fichiers avec le serveur de </text:span><text:a xlink:type="simple" xlink:href="https://github.com/" text:style-name="Internet_20_link" text:visited-style-name="Visited_20_Internet_20_Link"><text:span text:style-name="T5">Github</text:span></text:a><text:span text:style-name="T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21:09:20.700912178</meta:creation-date>
    <meta:generator>LibreOffice/7.3.7.2$Linux_X86_64 LibreOffice_project/30$Build-2</meta:generator>
    <dc:date>2022-12-30T11:37:26.737159185</dc:date>
    <meta:editing-duration>PT38M55S</meta:editing-duration>
    <meta:editing-cycles>8</meta:editing-cycles>
    <meta:document-statistic meta:table-count="0" meta:image-count="0" meta:object-count="0" meta:page-count="1" meta:paragraph-count="7" meta:word-count="273" meta:character-count="1701" meta:non-whitespace-character-count="1431"/>
  </office:meta>
</office:document-meta>
</file>